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/>
    <style:font-face style:name="Liberation Sans" svg:font-family="'Liberation Sans'"/>
    <style:font-face style:name="Liberation Sans1" svg:font-family="'Liberation Sans'" style:font-family-generic="swiss" style:font-pitch="variable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 style:master-page-name="First_20_Page">
      <style:paragraph-properties fo:hyphenation-ladder-count="no-limit" fo:hyphenation-keep="page" loext:hyphenation-keep-type="always" loext:hyphenation-keep-line="true" style:page-number="1"/>
      <style:text-properties style:rfc-language-tag="mn-Cyrl-MN" fo:language="mn" fo:script="Cyrl" fo:country="MN" fo:hyphenate="true" fo:hyphenation-remain-char-count="2" fo:hyphenation-push-char-count="2" loext:hyphenation-no-caps="true" loext:hyphenation-no-last-word="true" loext:hyphenation-word-char-count="4" loext:hyphenation-zone="no-limit" loext:hyphenation-compound-remain-char-count="2"/>
    </style:style>
    <style:style style:name="P2" style:family="paragraph" style:parent-style-name="Standard">
      <style:paragraph-properties fo:hyphenation-ladder-count="no-limit" fo:hyphenation-keep="page" loext:hyphenation-keep-type="always" loext:hyphenation-keep-line="true"/>
      <style:text-properties style:rfc-language-tag="mn-Cyrl-MN" fo:language="mn" fo:script="Cyrl" fo:country="MN" fo:hyphenate="true" fo:hyphenation-remain-char-count="2" fo:hyphenation-push-char-count="2" loext:hyphenation-no-caps="true" loext:hyphenation-no-last-word="true" loext:hyphenation-word-char-count="4" loext:hyphenation-zone="no-limit" loext:hyphenation-compound-remain-char-count="2"/>
    </style:style>
    <style:style style:name="P3" style:family="paragraph" style:parent-style-name="Title">
      <style:paragraph-properties fo:hyphenation-ladder-count="no-limit" fo:hyphenation-keep="page" loext:hyphenation-keep-type="always" loext:hyphenation-keep-line="true"/>
      <style:text-properties style:rfc-language-tag="mn-Cyrl-MN" fo:language="mn" fo:script="Cyrl" fo:country="MN" officeooo:paragraph-rsid="00183ded" fo:hyphenate="true" fo:hyphenation-remain-char-count="2" fo:hyphenation-push-char-count="2" loext:hyphenation-no-caps="true" loext:hyphenation-no-last-word="true" loext:hyphenation-word-char-count="4" loext:hyphenation-zone="no-limit" loext:hyphenation-compound-remain-char-count="2"/>
    </style:style>
    <style:style style:name="P4" style:family="paragraph" style:parent-style-name="DocSubtitle">
      <style:paragraph-properties fo:hyphenation-ladder-count="no-limit" fo:hyphenation-keep="page" loext:hyphenation-keep-type="always" loext:hyphenation-keep-line="true"/>
      <style:text-properties style:rfc-language-tag="mn-Cyrl-MN" fo:language="mn" fo:script="Cyrl" fo:country="MN" fo:font-style="italic" officeooo:paragraph-rsid="00183ded" style:font-style-asian="italic" style:font-style-complex="italic" fo:hyphenate="true" fo:hyphenation-remain-char-count="2" fo:hyphenation-push-char-count="2" loext:hyphenation-no-caps="true" loext:hyphenation-no-last-word="true" loext:hyphenation-word-char-count="4" loext:hyphenation-zone="no-limit" loext:hyphenation-compound-remain-char-count="2"/>
    </style:style>
    <style:style style:name="P5" style:family="paragraph" style:parent-style-name="BodyText">
      <style:paragraph-properties fo:hyphenation-ladder-count="no-limit" fo:hyphenation-keep="page" loext:hyphenation-keep-type="always" loext:hyphenation-keep-line="true"/>
      <style:text-properties style:rfc-language-tag="mn-Cyrl-MN" fo:language="mn" fo:script="Cyrl" fo:country="MN" officeooo:paragraph-rsid="00183ded" fo:hyphenate="true" fo:hyphenation-remain-char-count="2" fo:hyphenation-push-char-count="2" loext:hyphenation-no-caps="true" loext:hyphenation-no-last-word="true" loext:hyphenation-word-char-count="4" loext:hyphenation-zone="no-limit" loext:hyphenation-compound-remain-char-count="2"/>
    </style:style>
    <style:style style:name="P6" style:family="paragraph" style:parent-style-name="CoverInfo">
      <style:paragraph-properties fo:margin-top="0in" fo:margin-bottom="0in" style:contextual-spacing="false" fo:line-height="115%" fo:hyphenation-ladder-count="no-limit" fo:hyphenation-keep="page" loext:hyphenation-keep-type="always" loext:hyphenation-keep-line="true"/>
      <style:text-properties officeooo:paragraph-rsid="001b5c28" fo:hyphenate="true" fo:hyphenation-remain-char-count="2" fo:hyphenation-push-char-count="2" loext:hyphenation-no-caps="true" loext:hyphenation-no-last-word="true" loext:hyphenation-word-char-count="4" loext:hyphenation-zone="no-limit" loext:hyphenation-compound-remain-char-count="2"/>
    </style:style>
    <style:style style:name="P7" style:family="paragraph" style:parent-style-name="StudentName">
      <style:paragraph-properties fo:line-height="115%" fo:hyphenation-ladder-count="no-limit" fo:hyphenation-keep="page" loext:hyphenation-keep-type="always" loext:hyphenation-keep-line="true"/>
      <style:text-properties fo:hyphenate="true" fo:hyphenation-remain-char-count="2" fo:hyphenation-push-char-count="2" loext:hyphenation-no-caps="true" loext:hyphenation-no-last-word="true" loext:hyphenation-word-char-count="4" loext:hyphenation-zone="no-limit" loext:hyphenation-compound-remain-char-count="2"/>
    </style:style>
    <style:style style:name="P8" style:family="paragraph" style:parent-style-name="CoverInfo">
      <style:paragraph-properties fo:margin-top="0in" fo:margin-bottom="0in" style:contextual-spacing="false"/>
      <style:text-properties officeooo:paragraph-rsid="001b5c28"/>
    </style:style>
    <style:style style:name="P9" style:family="paragraph" style:parent-style-name="StudentID">
      <style:paragraph-properties fo:line-height="115%" fo:hyphenation-ladder-count="no-limit" fo:hyphenation-keep="page" loext:hyphenation-keep-type="always" loext:hyphenation-keep-line="true"/>
      <style:text-properties officeooo:paragraph-rsid="00183ded" fo:hyphenate="true" fo:hyphenation-remain-char-count="2" fo:hyphenation-push-char-count="2" loext:hyphenation-no-caps="true" loext:hyphenation-no-last-word="true" loext:hyphenation-word-char-count="4" loext:hyphenation-zone="no-limit" loext:hyphenation-compound-remain-char-count="2"/>
    </style:style>
    <style:style style:name="P10" style:family="paragraph" style:parent-style-name="CoverInfo">
      <style:paragraph-properties fo:margin-top="0in" fo:margin-bottom="0in" style:contextual-spacing="false"/>
    </style:style>
    <style:style style:name="P11" style:family="paragraph" style:parent-style-name="CoverInfo">
      <style:paragraph-properties fo:line-height="115%" fo:hyphenation-ladder-count="no-limit" fo:hyphenation-keep="page" loext:hyphenation-keep-type="always" loext:hyphenation-keep-line="true"/>
      <style:text-properties officeooo:paragraph-rsid="00183ded" fo:hyphenate="true" fo:hyphenation-remain-char-count="2" fo:hyphenation-push-char-count="2" loext:hyphenation-no-caps="true" loext:hyphenation-no-last-word="true" loext:hyphenation-word-char-count="4" loext:hyphenation-zone="no-limit" loext:hyphenation-compound-remain-char-count="2"/>
    </style:style>
    <style:style style:name="P12" style:family="paragraph" style:parent-style-name="Contents_20_Heading">
      <style:paragraph-properties fo:hyphenation-ladder-count="no-limit" fo:hyphenation-keep="page" loext:hyphenation-keep-type="always" loext:hyphenation-keep-line="true" fo:break-before="page"/>
      <style:text-properties style:rfc-language-tag="mn-Cyrl-MN" fo:language="mn" fo:script="Cyrl" fo:country="MN" fo:hyphenate="true" fo:hyphenation-remain-char-count="2" fo:hyphenation-push-char-count="2" loext:hyphenation-no-caps="true" loext:hyphenation-no-last-word="true" loext:hyphenation-word-char-count="4" loext:hyphenation-zone="no-limit" loext:hyphenation-compound-remain-char-count="2"/>
    </style:style>
    <style:style style:name="P13" style:family="paragraph" style:parent-style-name="Heading_5f_1">
      <style:paragraph-properties fo:hyphenation-ladder-count="no-limit" fo:hyphenation-keep="page" loext:hyphenation-keep-type="always" loext:hyphenation-keep-line="true" fo:break-before="page"/>
      <style:text-properties style:rfc-language-tag="mn-Cyrl-MN" fo:language="mn" fo:script="Cyrl" fo:country="MN" fo:hyphenate="true" fo:hyphenation-remain-char-count="2" fo:hyphenation-push-char-count="2" loext:hyphenation-no-caps="true" loext:hyphenation-no-last-word="true" loext:hyphenation-word-char-count="4" loext:hyphenation-zone="no-limit" loext:hyphenation-compound-remain-char-count="2"/>
    </style:style>
    <style:style style:name="P14" style:family="paragraph" style:parent-style-name="Heading_5f_2">
      <style:paragraph-properties fo:hyphenation-ladder-count="no-limit" fo:hyphenation-keep="page" loext:hyphenation-keep-type="always" loext:hyphenation-keep-line="true"/>
      <style:text-properties style:rfc-language-tag="mn-Cyrl-MN" fo:language="mn" fo:script="Cyrl" fo:country="MN" officeooo:paragraph-rsid="001b5c28" fo:hyphenate="true" fo:hyphenation-remain-char-count="2" fo:hyphenation-push-char-count="2" loext:hyphenation-no-caps="true" loext:hyphenation-no-last-word="true" loext:hyphenation-word-char-count="4" loext:hyphenation-zone="no-limit" loext:hyphenation-compound-remain-char-count="2"/>
    </style:style>
    <style:style style:name="P15" style:family="paragraph" style:parent-style-name="BodyText">
      <style:paragraph-properties fo:hyphenation-ladder-count="no-limit" fo:hyphenation-keep="page" loext:hyphenation-keep-type="always" loext:hyphenation-keep-line="true"/>
      <style:text-properties style:rfc-language-tag="mn-Cyrl-MN" fo:language="mn" fo:script="Cyrl" fo:country="MN" officeooo:paragraph-rsid="001b5c28" fo:hyphenate="true" fo:hyphenation-remain-char-count="2" fo:hyphenation-push-char-count="2" loext:hyphenation-no-caps="true" loext:hyphenation-no-last-word="true" loext:hyphenation-word-char-count="4" loext:hyphenation-zone="no-limit" loext:hyphenation-compound-remain-char-count="2"/>
    </style:style>
    <style:style style:name="P16" style:family="paragraph" style:parent-style-name="BodyText">
      <style:paragraph-properties fo:hyphenation-ladder-count="no-limit" fo:hyphenation-keep="page" loext:hyphenation-keep-type="always" loext:hyphenation-keep-line="true"/>
      <style:text-properties style:rfc-language-tag="mn-Cyrl-MN" fo:language="mn" fo:script="Cyrl" fo:country="MN" officeooo:paragraph-rsid="00202392" fo:hyphenate="true" fo:hyphenation-remain-char-count="2" fo:hyphenation-push-char-count="2" loext:hyphenation-no-caps="true" loext:hyphenation-no-last-word="true" loext:hyphenation-word-char-count="4" loext:hyphenation-zone="no-limit" loext:hyphenation-compound-remain-char-count="2"/>
    </style:style>
    <style:style style:name="T1" style:family="text">
      <style:text-properties style:rfc-language-tag="mn-Cyrl-MN" fo:language="mn" fo:script="Cyrl" fo:country="MN"/>
    </style:style>
    <style:style style:name="T2" style:family="text">
      <style:text-properties fo:font-family="'Courier New'" style:font-family-generic="modern" style:font-pitch="fixed"/>
    </style:style>
    <style:style style:name="fr1" style:family="graphic" style:parent-style-name="Inline_20_Heading">
      <style:graphic-properties style:vertical-pos="middle" style:vertical-rel="text" style:horizontal-pos="from-left" style:horizontal-rel="paragraph-content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variable-decls>
        <text:variable-decl office:value-type="string" text:name="DocTitle"/>
        <text:variable-decl office:value-type="string" text:name="StudentName"/>
        <text:variable-decl office:value-type="string" text:name="StudentCode"/>
        <text:variable-decl office:value-type="string" text:name="CourseName"/>
        <text:variable-decl office:value-type="string" text:name="TeacherName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/>
      <text:p text:style-name="P2"/>
      <text:p text:style-name="P3"/>
      <text:p text:style-name="P3"/>
      <text:p text:style-name="P3"/>
      <text:p text:style-name="P3"><text:variable-set text:name="DocTitle" text:display="none" text:formula="ooow:[Бие даалтын сэдэв]" office:value-type="string" office:string-value="[Бие даалтын сэдэв]"/><text:variable-input text:name="DocTitle" text:description="Сэдэв" office:value-type="string">Бие даалтын сэдэв</text:variable-input></text:p>
      <text:p text:style-name="P4">Бие даалтын ажлын тайлан</text:p>
      <text:p text:style-name="P5"/>
      <text:p text:style-name="P6"><text:span text:style-name="Bold"><text:span text:style-name="T1">ШУТИС МХТС</text:span></text:span></text:p>
      <text:p text:style-name="P7"><text:span text:style-name="Bold"><text:span text:style-name="T1"><draw:frame draw:style-name="fr1" draw:name="Frame1" text:anchor-type="as-char" draw:z-index="0"><draw:text-box fo:min-height="0.0161in" fo:min-width="0.0161in"><text:p text:style-name="P8"><text:span text:style-name="Bold"><text:span text:style-name="T1">Оюутны нэр:</text:span></text:span></text:p></draw:text-box></draw:frame></text:span></text:span><text:span text:style-name="Bold"><text:span text:style-name="T1"><text:s/></text:span></text:span><text:span text:style-name="T1"><text:variable-set text:name="StudentName" text:display="none" text:formula="ooow:[Овог Нэр]" office:value-type="string" office:string-value="[Овог Нэр]"/></text:span><text:span text:style-name="T1"><text:variable-input text:name="StudentName" text:description="Оюутны нэр" office:value-type="string">[Овог Нэр]</text:variable-input></text:span></text:p>
      <text:p text:style-name="P9"><text:span text:style-name="Bold"><text:span text:style-name="T1"><draw:frame draw:style-name="fr1" draw:name="Frame2" text:anchor-type="as-char" draw:z-index="1"><draw:text-box fo:min-height="0.0161in" fo:min-width="0.0161in"><text:p text:style-name="P10"><text:span text:style-name="Bold"><text:span text:style-name="T1">Оюутны код: </text:span></text:span></text:p></draw:text-box></draw:frame></text:span></text:span><text:span text:style-name="T1"><text:variable-set text:name="StudentCode" text:display="none" text:formula="ooow:[B23XXXXX]" office:value-type="string" office:string-value="[B23XXXXX]"/></text:span><text:span text:style-name="T1"><text:variable-input text:name="StudentCode" text:description="Оюутны код" office:value-type="string">[B23XXXXX]</text:variable-input></text:span></text:p>
      <text:p text:style-name="P11"><text:span text:style-name="Bold"><text:span text:style-name="T1">Хичээл: </text:span></text:span><text:span text:style-name="T1"><text:variable-set text:name="CourseName" text:display="none" text:formula="ooow:F.CSA304" office:value-type="string" office:string-value="F.CSA304"/></text:span><text:span text:style-name="T1"><text:variable-input text:name="CourseName" text:description="Хичээл" office:value-type="string">F.CSA304</text:variable-input></text:span></text:p>
      <text:p text:style-name="P11"><text:span text:style-name="Bold"><text:span text:style-name="T1">Багш: </text:span></text:span><text:span text:style-name="T1"><text:variable-set text:name="TeacherName" text:display="none" text:formula="ooow:Д. Батмөнх" office:value-type="string" office:string-value="Д. Батмөнх"/></text:span><text:span text:style-name="T1"><text:variable-input text:name="TeacherName" text:description="Багш" office:value-type="string">Д. Батмөнх</text:variable-input></text:span></text:p>
      <text:p text:style-name="P11"><text:span text:style-name="Bold"><text:span text:style-name="T1">Огноо: </text:span></text:span><text:span text:style-name="T1"><text:date style:data-style-name="N10107" text:date-value="2026-04-15T22:03:05.260334447">2026/04/15</text:date></text:span></text:p>
      <text:table-of-content text:style-name="Sect1" text:protected="true" text:name="Table of Contents1">
        <text:table-of-content-source text:outline-level="10">
          <text:index-title-template text:style-name="Contents_20_Heading">Гарчиг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P12">Гарчиг</text:p>
          </text:index-title>
        </text:index-body>
      </text:table-of-content>
      <text:h text:style-name="P13" text:outline-level="1">1. Удиртгал</text:h>
      <text:h text:style-name="P14" text:outline-level="2">1.1 Зорилго</text:h>
      <text:p text:style-name="P15">[Бие даалтын зорилго, юу хийх, ямар загварчлал хийхийг товч тайлбарлана.]</text:p>
      <text:p text:style-name="P16"><text:s text:c="3"/></text:p>
      <text:h text:style-name="P14" text:outline-level="2">1.2 Онолын үндэслэл</text:h>
      <text:p text:style-name="P15">[Бодлогын математик загвар, ялгаврын тэгшитгэл, томьёо, тэмдэглэгээг тайлбарлана.]</text:p>
      <text:p text:style-name="P16"><text:s text:c="3"/></text:p>
      <text:h text:style-name="P13" text:outline-level="1">2. Хэрэгжүүлэлт</text:h>
      <text:h text:style-name="P14" text:outline-level="2">2.1 Үлгэрчлэлийн функц</text:h>
      <text:p text:style-name="P15">[Үлгэрчлэлийн функцийн кодыг оруулна. (<text:span text:style-name="T2">simulate_users</text:span>, <text:span text:style-name="T2">simulate_revenue</text:span> г.м.)]</text:p>
      <text:p text:style-name="P16"><text:s text:c="3"/></text:p>
      <text:h text:style-name="P14" text:outline-level="2">2.2 Туслах функцүүд</text:h>
      <text:p text:style-name="P15">[Тогтворжилт, цэвэр өсөлтийн хурд зэрэг туслах функцүүдийн кодыг оруулна.]</text:p>
      <text:p text:style-name="P16"><text:s text:c="3"/></text:p>
      <text:h text:style-name="P13" text:outline-level="1">3. Үр дүн</text:h>
      <text:h text:style-name="P14" text:outline-level="2">3.1 Үлгэрчлэлийн зураглал</text:h>
      <text:p text:style-name="P15">[Үлгэрчлэлийн зураглалыг оруулна. Шугаман болон логарифмын хуваарьт зургуудыг хавсаргана.]</text:p>
      <text:p text:style-name="P16"><text:s text:c="3"/></text:p>
      <text:h text:style-name="P14" text:outline-level="2">3.2 Тогтворжилтын шинжилгээ</text:h>
      <text:p text:style-name="P15">[Тогтворжилтын шинжилгээний зураглал, тогтворжилтын шугам, тооцоолол.]</text:p>
      <text:p text:style-name="P16"><text:s text:c="3"/></text:p>
      <text:h text:style-name="P14" text:outline-level="2">3.3 Өгөгдөхүүнээс хамаарсан шинжилгээ</text:h>
      <text:p text:style-name="P15">[Өгөгдөхүүн (параметр) өөрчлөгдөхөд системийн зан төлөв хэрхэн өөрчлөгдөхийг зураглалаар харуулна.]</text:p>
      <text:p text:style-name="P16"><text:s text:c="3"/></text:p>
      <text:h text:style-name="P13" text:outline-level="1">4. Дүн шинжилгээ</text:h>
      <text:p text:style-name="P15">[Үр дүнгийн тайлбар: Системд ямар төрлийн өсөлт ажиглагдсан, тогтворжилтын нөхцөл, онол ба үлгэрчлэл таарч байгаа эсэх зэргийг дүгнэнэ.]</text:p>
      <text:p text:style-name="P16"><text:s text:c="3"/></text:p>
      <text:h text:style-name="P13" text:outline-level="1">5. Дүгнэлт</text:h>
      <text:p text:style-name="P15">[Ерөнхий дүгнэлт: Загварчлалаас юу сурсан, системийн зан төлөвийн онцлог, бодит амьдралд хэрхэн хэрэглэгдэх талаар товч бичнэ.]</text:p>
      <text:p text:style-name="P16"><text:s text:c="3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/>
    <style:font-face style:name="Liberation Sans" svg:font-family="'Liberation Sans'"/>
    <style:font-face style:name="Liberation Sans1" svg:font-family="'Liberation Sans'" style:font-family-generic="swiss" style:font-pitch="variable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1" fo:font-size="12pt" style:rfc-language-tag="mn-Cyrl-MN" fo:language="mn" fo:script="Cyrl" fo:country="MN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1" fo:font-size="12pt" style:rfc-language-tag="mn-Cyrl-MN" fo:language="mn" fo:script="Cyrl" fo:country="MN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CoverInfo" style:family="paragraph">
      <style:paragraph-properties fo:margin-top="0in" fo:margin-bottom="0.0591in" style:contextual-spacing="false" fo:text-align="center" style:justify-single-word="false"/>
      <style:text-properties style:font-name="Liberation Sans" fo:font-family="'Liberation Sans'" fo:font-size="12pt"/>
    </style:style>
    <style:style style:name="Title" style:family="paragraph" style:parent-style-name="Heading" style:next-style-name="Text_20_body" style:class="chapter" style:master-page-name="">
      <style:paragraph-properties fo:text-align="center" style:justify-single-word="false" fo:hyphenation-ladder-count="no-limit" fo:hyphenation-keep="auto" loext:hyphenation-keep-type="column" loext:hyphenation-keep-line="true" style:page-number="auto"/>
      <style:text-properties fo:font-size="28pt" fo:font-weight="bold" style:font-size-asian="28pt" style:font-weight-asian="bold" style:font-size-complex="28pt" style:font-weight-complex="bold" fo:hyphenate="true" fo:hyphenation-remain-char-count="2" fo:hyphenation-push-char-count="2" loext:hyphenation-no-caps="false" loext:hyphenation-no-last-word="false" loext:hyphenation-word-char-count="5" loext:hyphenation-zone="no-limit" loext:hyphenation-compound-remain-char-count="2"/>
    </style:style>
    <style:style style:name="DocSubtitle" style:family="paragraph">
      <style:paragraph-properties fo:margin-top="0in" fo:margin-bottom="0.3937in" style:contextual-spacing="false" fo:text-align="center" style:justify-single-word="false"/>
      <style:text-properties fo:color="#444444" loext:opacity="100%" style:font-name="Liberation Sans" fo:font-family="'Liberation Sans'" fo:font-size="14pt"/>
    </style:style>
    <style:style style:name="BodyText" style:family="paragraph">
      <style:paragraph-properties fo:margin-top="0in" fo:margin-bottom="0.1181in" style:contextual-spacing="false" fo:text-align="justify" style:justify-single-word="false"/>
      <style:text-properties style:font-name="Liberation Serif" fo:font-family="'Liberation Serif'" fo:font-size="11pt"/>
    </style:style>
    <style:style style:name="StudentName" style:family="paragraph" style:parent-style-name="CoverInfo"/>
    <style:style style:name="StudentID" style:family="paragraph" style:parent-style-name="CoverInfo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5f_1" style:display-name="Heading_1" style:family="paragraph" style:default-outline-level="1">
      <style:paragraph-properties fo:margin-top="0.2362in" fo:margin-bottom="0.1181in" style:contextual-spacing="false" fo:padding-left="0in" fo:padding-right="0in" fo:padding-top="0in" fo:padding-bottom="0.0398in" fo:border-left="none" fo:border-right="none" fo:border-top="none" fo:border-bottom="0.51pt solid #333333"/>
      <style:text-properties style:font-name="Liberation Sans" fo:font-family="'Liberation Sans'" fo:font-size="16pt" fo:font-weight="bold"/>
    </style:style>
    <style:style style:name="Heading_5f_2" style:display-name="Heading_2" style:family="paragraph" style:default-outline-level="2">
      <style:paragraph-properties fo:margin-top="0.1575in" fo:margin-bottom="0.1181in" style:contextual-spacing="false"/>
      <style:text-properties style:font-name="Liberation Sans" fo:font-family="'Liberation Sans'" fo:font-size="13pt" fo:font-weight="bold"/>
    </style:style>
    <style:style style:name="H3" style:family="paragraph">
      <style:paragraph-properties fo:margin-top="0.1181in" fo:margin-bottom="0.0783in" style:contextual-spacing="false"/>
      <style:text-properties style:font-name="Liberation Sans" fo:font-family="'Liberation Sans'" fo:font-size="11pt" fo:font-style="italic" fo:font-weight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" style:display-name="Contents 1" style:family="paragraph" style:parent-style-name="Index" style:class="index">
      <style:paragraph-properties fo:margin-lef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deBlock" style:family="paragraph">
      <loext:graphic-properties draw:fill="solid" draw:fill-color="#f5f5f5" draw:opacity="100%"/>
      <style:paragraph-properties fo:margin-left="0.3937in" fo:margin-top="0in" fo:margin-bottom="0.1181in" style:contextual-spacing="false" fo:background-color="#f5f5f5" fo:padding="0.1181in" fo:border="none"/>
      <style:text-properties style:font-name="Liberation Mono" fo:font-family="'Liberation Mono'" fo:font-size="10pt"/>
    </style:style>
    <style:style style:name="H2" style:family="paragraph">
      <style:paragraph-properties fo:margin-top="0.1965in" fo:margin-bottom="0.1181in" style:contextual-spacing="false"/>
      <style:text-properties style:font-name="Liberation Sans" fo:font-family="'Liberation Sans'" fo:font-size="13pt" fo:font-weight="bold"/>
    </style:style>
    <style:style style:name="Bold" style:family="text">
      <style:text-properties fo:font-weight="bold"/>
    </style:style>
    <style:style style:name="PH" style:family="text">
      <style:text-properties fo:color="#888888" loext:opacity="100%" fo:font-style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Placeholder" style:family="text">
      <style:text-properties fo:color="#888888" loext:opacity="100%" fo:font-style="italic"/>
    </style:style>
    <style:style style:name="Inline_20_Heading" style:display-name="Inline Heading" style:family="graphic">
      <style:graphic-properties fo:min-width="0.0161in" fo:min-height="0.0161in" text:anchor-type="as-char" svg:y="0in" fo:margin-left="0in" fo:margin-right="0in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date-style style:name="N10107" number:language="mn" number:script="Cyrl" number:country="MN">
      <number:year number:style="long"/>
      <number:text>/</number:text>
      <number:month number:style="long"/>
      <number:text>/</number:text>
      <number:day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center" style:justify-single-word="false"/>
      <style:text-properties fo:font-style="italic" officeooo:paragraph-rsid="001b5c28" style:font-style-asian="italic" style:font-style-complex="italic"/>
    </style:style>
    <style:style style:name="MP2" style:family="paragraph" style:parent-style-name="Footer">
      <style:paragraph-properties fo:text-align="center" style:justify-single-word="false"/>
      <style:text-properties style:rfc-language-tag="mn-Cyrl-MN" fo:language="mn" fo:script="Cyrl" fo:country="MN"/>
    </style:style>
    <style:style style:name="MP3" style:family="paragraph" style:parent-style-name="Header">
      <style:text-properties style:rfc-language-tag="mn-Cyrl-MN" fo:language="mn" fo:script="Cyrl" fo:country="MN"/>
    </style:style>
    <style:style style:name="MP4" style:family="paragraph" style:parent-style-name="Footer">
      <style:text-properties style:rfc-language-tag="mn-Cyrl-MN" fo:language="mn" fo:script="Cyrl" fo:country="MN"/>
    </style:style>
    <style:style style:name="MT1" style:family="text">
      <style:text-properties fo:color="#808080" loext:opacity="100%" style:rfc-language-tag="mn-Cyrl-MN" fo:language="mn" fo:script="Cyrl" fo:country="MN"/>
    </style:style>
    <style:style style:name="MT2" style:family="text">
      <style:text-properties fo:color="#808080" loext:opacity="100%" style:rfc-language-tag="mn-Cyrl-MN" fo:language="mn" fo:script="Cyrl" fo:country="MN" fo:font-style="italic" officeooo:rsid="001cf0e0"/>
    </style:style>
    <style:style style:name="MT3" style:family="text">
      <style:text-properties fo:color="#808080" loext:opacity="100%" style:rfc-language-tag="mn-Cyrl-MN" fo:language="mn" fo:script="Cyrl" fo:country="MN" fo:font-style="italic" officeooo:rsid="001b5c28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2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<loext:style-ref text:reference-format="text" text:ref-name="Title">Бие даалтын сэдэв</loext:style-ref></text:span><text:span text:style-name="MT1"><text:s/></text:span><text:span text:style-name="PH"><text:span text:style-name="MT2">— </text:span></text:span><text:span text:style-name="PH"><text:span text:style-name="MT2"><loext:style-ref text:reference-format="text" text:ref-name="StudentName"> [Овог Нэр]</loext:style-ref></text:span></text:span><text:span text:style-name="PH"><text:span text:style-name="MT2"><text:s/></text:span></text:span><text:span text:style-name="PH"><text:span text:style-name="MT3">(</text:span></text:span><text:span text:style-name="PH"><text:span text:style-name="MT2"><loext:style-ref text:reference-format="text" text:ref-name="StudentID">[B23XXXXX]</loext:style-ref></text:span></text:span><text:span text:style-name="PH"><text:span text:style-name="MT3">)</text:span></text:span></text:p>
      </style:header>
      <style:footer>
        <text:p text:style-name="MP2"><text:bookmark-start text:name="PageNumWizard_FOOTER_Default Page Style5"/><text:page-number text:select-page="current">7</text:page-number><text:s/>/ <loext:page-count-range>7</loext:page-count-range><text:bookmark-end text:name="PageNumWizard_FOOTER_Default Page Style5"/></text:p>
      </style:footer>
    </style:master-page>
    <style:master-page style:name="First_20_Page" style:display-name="First Page" style:page-layout-name="Mpm1" draw:style-name="Mdp1" style:next-style-name="Standard">
      <style:header>
        <text:p text:style-name="MP3"/>
      </style:header>
      <style:header-left>
        <text:p text:style-name="MP3"/>
      </style:header-left>
      <style:footer>
        <text:p text:style-name="MP4"/>
      </style:footer>
      <style:footer-left>
        <text:p text:style-name="MP4"/>
      </style:footer-left>
    </style:master-page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5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4-15T22:02:14.733050190</meta:creation-date>
    <meta:editing-duration>P0D</meta:editing-duration>
    <meta:editing-cycles>1</meta:editing-cycles>
    <meta:generator>LibreOffice/25.8.5.2$Linux_X86_64 LibreOffice_project/580$Build-2</meta:generator>
    <meta:document-statistic meta:table-count="0" meta:image-count="0" meta:object-count="0" meta:page-count="7" meta:paragraph-count="43" meta:word-count="169" meta:character-count="1286" meta:non-whitespace-character-count="1130"/>
  </office:meta>
</office:document-meta>
</file>